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xml:id="id2" draw:id="id2" draw:layer="layout" svg:width="6cm" svg:height="1.7cm" svg:x="5cm" svg:y="7cm">
          <text:p text:style-name="P1">Enemyが接触</text:p>
          <text:p text:style-name="P1">するまで待機</text:p>
        </draw:rect>
        <draw:custom-shape draw:style-name="gr2" draw:text-style-name="P1" xml:id="id1" draw:id="id1" draw:layer="layout" svg:width="6cm" svg:height="1.7cm" svg:x="4.9cm" svg:y="10.6cm">
          <text:p text:style-name="P1">Enemyが接触し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0.899cm" svg:x1="10.9cm" svg:y1="11.45cm" svg:x2="11cm" svg:y2="7.85cm" draw:start-shape="id1" draw:start-glue-point="7" draw:end-shape="id2" draw:end-glue-point="1" svg:d="m10900 11450h1500v-3600h-1400">
          <text:p text:style-name="P1">No</text:p>
        </draw:connector>
        <draw:rect draw:style-name="gr1" draw:text-style-name="P1" xml:id="id3" draw:id="id3" draw:layer="layout" svg:width="6.3cm" svg:height="1.2cm" svg:x="4.8cm" svg:y="14.5cm">
          <text:p text:style-name="P1">トラップ起動</text:p>
        </draw:rect>
        <draw:rect draw:style-name="gr1" draw:text-style-name="P1" xml:id="id4" draw:id="id4" draw:layer="layout" svg:width="6.2cm" svg:height="2.9cm" svg:x="4.6cm" svg:y="18.2cm">
          <text:p text:style-name="P1">一定時間待機</text:p>
          <text:p text:style-name="P1">この間にEnemyと</text:p>
          <text:p text:style-name="P1">接触しても起動しない</text:p>
        </draw:rect>
        <draw:connector draw:style-name="gr3" draw:text-style-name="P1" draw:layer="layout" svg:x1="7.9cm" svg:y1="12.3cm" svg:x2="7.95cm" svg:y2="14.5cm" draw:start-shape="id1" draw:start-glue-point="6" draw:end-shape="id3" draw:end-glue-point="0" svg:d="m7900 12300v1101h50v1099">
          <text:p text:style-name="P1">Yes　　　</text:p>
        </draw:connector>
        <draw:connector draw:style-name="gr4" draw:text-style-name="P1" draw:layer="layout" svg:x1="7.95cm" svg:y1="15.7cm" svg:x2="7.7cm" svg:y2="18.2cm" draw:start-shape="id3" draw:start-glue-point="2" draw:end-shape="id4" draw:end-glue-point="0" svg:d="m7950 15700v1250h-250v1250">
          <text:p/>
        </draw:connector>
        <draw:rect draw:style-name="gr1" draw:text-style-name="P1" xml:id="id5" draw:id="id5" draw:layer="layout" svg:width="7.1cm" svg:height="2.1cm" svg:x="4.2cm" svg:y="22.5cm">
          <text:p text:style-name="P1">一定時間後</text:p>
          <text:p text:style-name="P1">罠の再使用の許可を出す</text:p>
        </draw:rect>
        <draw:connector draw:style-name="gr4" draw:text-style-name="P1" draw:layer="layout" svg:x1="7.7cm" svg:y1="21.1cm" svg:x2="7.75cm" svg:y2="22.5cm" draw:start-shape="id4" draw:start-glue-point="2" draw:end-shape="id5" draw:end-glue-point="0" svg:d="m7700 21100v700h50v700">
          <text:p/>
        </draw:connector>
        <draw:connector draw:style-name="gr4" draw:text-style-name="P1" draw:layer="layout" draw:line-skew="1.599cm 2.099cm -0.999cm" svg:x1="7.75cm" svg:y1="24.6cm" svg:x2="8cm" svg:y2="7cm" draw:start-shape="id5" draw:start-glue-point="2" draw:end-shape="id2" draw:end-glue-point="0" svg:d="m7750 24600v2100h6150v-21200h-5900v1500">
          <text:p/>
        </draw:connector>
        <draw:frame draw:style-name="gr5" draw:text-style-name="P2" draw:layer="layout" svg:width="7.246cm" svg:height="1.026cm" svg:x="2.5cm" svg:y="2.6cm">
          <draw:text-box>
            <text:p text:style-name="P2">トラップの基本フロー</text:p>
          </draw:text-box>
        </draw:frame>
        <draw:connector draw:style-name="gr4" draw:text-style-name="P3" draw:layer="layout" svg:x1="8cm" svg:y1="8.7cm" svg:x2="7.9cm" svg:y2="10.6cm" draw:start-shape="id2" draw:start-glue-point="2" draw:end-shape="id1" draw:end-glue-point="4" svg:d="m8000 8700v950h-100v9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09T12:04:34.39</meta:creation-date>
    <dc:date>2014-09-09T12:34:15.71</dc:date>
    <meta:editing-duration>PT14M20S</meta:editing-duration>
    <meta:editing-cycles>1</meta:editing-cycles>
    <meta:document-statistic meta:object-count="12"/>
    <meta:generator>OpenOffice/4.0.1$Win32 OpenOffice.org_project/401m5$Build-9714</meta:generator>
  </office:meta>
</office:document-meta>
</file>